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Fine_20_Dotted" svg:stroke-width="0.106cm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faa61a" draw:fill-color="#f58220" draw:textarea-horizontal-align="justify" draw:textarea-vertical-align="middle" draw:auto-grow-height="false" fo:min-height="0.941cm" fo:min-width="1.406cm"/>
    </style:style>
    <style:style style:name="gr6" style:family="graphic" style:parent-style-name="standard">
      <style:graphic-properties svg:stroke-color="#faa61a" draw:fill-color="#f58220" draw:textarea-horizontal-align="justify" draw:textarea-vertical-align="middle" draw:auto-grow-height="false" fo:min-height="0.941cm" fo:min-width="2.041cm"/>
    </style:style>
    <style:style style:name="gr7" style:family="graphic" style:parent-style-name="standard">
      <style:graphic-properties draw:textarea-horizontal-align="justify" draw:textarea-vertical-align="middle" draw:auto-grow-height="false" fo:min-height="0.941cm" fo:min-width="1.406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aa61a" draw:fill-color="#f58220" draw:textarea-horizontal-align="justify" draw:textarea-vertical-align="middle" draw:auto-grow-height="false" fo:min-height="1.655cm" fo:min-width="4.834cm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58220"/>
      <style:paragraph-properties fo:text-align="center"/>
      <style:text-properties fo:color="#ffffff"/>
    </style:style>
    <style:style style:name="P5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36cm" svg:y1="16.637cm" svg:x2="16.494cm" svg:y2="16.638cm">
          <text:p/>
        </draw:line>
        <draw:line draw:style-name="gr1" draw:text-style-name="P1" draw:layer="layout" svg:x1="5.191cm" svg:y1="13.192cm" svg:x2="5.191cm" svg:y2="16.621cm">
          <text:p/>
        </draw:line>
        <draw:line draw:style-name="gr1" draw:text-style-name="P1" draw:layer="layout" svg:x1="14.591cm" svg:y1="13.193cm" svg:x2="14.591cm" svg:y2="16.622cm">
          <text:p/>
        </draw:line>
        <draw:frame draw:style-name="gr2" draw:text-style-name="P2" draw:layer="layout" svg:width="2.085cm" svg:height="0.848cm" svg:x="8.747cm" svg:y="15.605cm">
          <draw:text-box>
            <text:p>dbnet</text:p>
          </draw:text-box>
        </draw:frame>
        <draw:line draw:style-name="gr1" draw:text-style-name="P1" draw:layer="layout" svg:x1="2.778cm" svg:y1="8.096cm" svg:x2="9.001cm" svg:y2="8.112cm">
          <text:p/>
        </draw:line>
        <draw:frame draw:style-name="gr2" draw:text-style-name="P2" draw:layer="layout" svg:width="4.096cm" svg:height="0.848cm" svg:x="0.938cm" svg:y="7.172cm">
          <draw:text-box>
            <text:p>host network</text:p>
          </draw:text-box>
        </draw:frame>
        <draw:line draw:style-name="gr3" draw:text-style-name="P1" draw:layer="layout" svg:x1="5.191cm" svg:y1="8.093cm" svg:x2="5.191cm" svg:y2="11.522cm">
          <text:p/>
        </draw:line>
        <draw:line draw:style-name="gr4" draw:text-style-name="P1" draw:layer="layout" svg:x1="5.191cm" svg:y1="4.594cm" svg:x2="5.191cm" svg:y2="8.023cm">
          <text:p/>
        </draw:line>
        <draw:frame draw:style-name="gr2" draw:text-style-name="P2" draw:layer="layout" svg:width="3.355cm" svg:height="0.848cm" svg:x="5.334cm" svg:y="7.096cm">
          <draw:text-box>
            <text:p>port: 8080</text:p>
          </draw:text-box>
        </draw:frame>
        <draw:frame draw:style-name="gr2" draw:text-style-name="P2" draw:layer="layout" svg:width="2.653cm" svg:height="0.848cm" svg:x="5.335cm" svg:y="10.396cm">
          <draw:text-box>
            <text:p>port: 80</text:p>
          </draw:text-box>
        </draw:frame>
        <draw:custom-shape draw:style-name="gr5" draw:text-style-name="P4" xml:id="id5" draw:id="id5" draw:layer="layout" svg:width="1.905cm" svg:height="1.905cm" svg:x="14.187cm" svg:y="4.418cm">
          <text:p text:style-name="P3"><text:span text:style-name="T1">./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6" draw:id="id6" draw:layer="layout" svg:width="2.54cm" svg:height="1.905cm" svg:x="16.513cm" svg:y="4.418cm">
          <text:p text:style-name="P3"><text:span text:style-name="T1">./initdb.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xml:id="id3" draw:id="id3" draw:layer="layout" svg:width="1.905cm" svg:height="1.905cm" svg:x="11.858cm" svg:y="4.418cm">
          <text:p text:style-name="P5"><text:span text:style-name="T1">./ap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3" xml:id="id2" draw:id="id2" draw:layer="layout" svg:width="1.905cm" svg:height="1.905cm" svg:x="9.528cm" svg:y="4.418cm">
          <text:p text:style-name="P5"><text:span text:style-name="T1">./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curve" svg:x1="7.985cm" svg:y1="12.289cm" svg:x2="10.481cm" svg:y2="6.323cm" draw:start-shape="id1" draw:start-glue-point="1" draw:end-shape="id2" draw:end-glue-point="7" svg:d="M7985 12289c1664 0 2496-1988 2496-5966" svg:viewBox="0 0 2497 5967">
          <text:p/>
        </draw:connector>
        <draw:connector draw:style-name="gr8" draw:text-style-name="P1" draw:layer="layout" draw:type="curve" svg:x1="7.985cm" svg:y1="12.289cm" svg:x2="12.811cm" svg:y2="6.323cm" draw:start-shape="id1" draw:start-glue-point="1" draw:end-shape="id3" draw:end-glue-point="7" svg:d="M7985 12289c3218 0 4826-1988 4826-5966" svg:viewBox="0 0 4827 5967">
          <text:p/>
        </draw:connector>
        <draw:custom-shape draw:style-name="gr9" draw:text-style-name="P4" xml:id="id4" draw:id="id4" draw:layer="layout" svg:width="5.334cm" svg:height="1.905cm" svg:x="11.855cm" svg:y="11.337cm">
          <text:p text:style-name="P3"><text:span text:style-name="T1">db (mysql:latest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" draw:id="id1" draw:layer="layout" svg:width="5.334cm" svg:height="1.905cm" svg:x="2.651cm" svg:y="11.337cm">
          <text:p text:style-name="P3"><text:span text:style-name="T1">web (php:centos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4.522cm" svg:y1="11.337cm" svg:x2="15.14cm" svg:y2="6.323cm" draw:start-shape="id4" draw:start-glue-point="0" draw:end-shape="id5" draw:end-glue-point="7" svg:d="M14522 11337c0-3760 618-1254 618-5014" svg:viewBox="0 0 619 5015">
          <text:p/>
        </draw:connector>
        <draw:connector draw:style-name="gr8" draw:text-style-name="P1" draw:layer="layout" draw:type="curve" svg:x1="14.522cm" svg:y1="11.337cm" svg:x2="17.783cm" svg:y2="6.323cm" draw:start-shape="id4" draw:start-glue-point="0" draw:end-shape="id6" draw:end-glue-point="7" svg:d="M14522 11337c0-3760 3261-1254 3261-5014" svg:viewBox="0 0 3262 5015">
          <text:p/>
        </draw:connector>
        <draw:frame draw:style-name="gr2" draw:text-style-name="P2" draw:layer="layout" svg:width="3.99cm" svg:height="0.848cm" svg:x="12.303cm" svg:y="3.2cm">
          <draw:text-box>
            <text:p>host stor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ng Lee</meta:initial-creator>
    <meta:creation-date>2018-08-30T10:27:39.594098863</meta:creation-date>
    <dc:date>2018-08-30T10:46:23.025304325</dc:date>
    <dc:creator>Hong Lee</dc:creator>
    <meta:editing-duration>PT8M25S</meta:editing-duration>
    <meta:editing-cycles>1</meta:editing-cycles>
    <meta:document-statistic meta:object-count="21"/>
    <meta:generator>LibreOffice/6.0.3.2$Linux_X86_64 LibreOffice_project/00m0$Build-2</meta:generator>
  </office:meta>
</office:document-meta>
</file>